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6.002cm" style:rel-width="100%" fo:margin-left="0cm" table:align="left" style:may-break-between-rows="false"/>
    </style:style>
    <style:style style:name="Services.A" style:family="table-column">
      <style:table-column-properties style:column-width="4.48cm" style:rel-column-width="2540*"/>
    </style:style>
    <style:style style:name="Services.B" style:family="table-column">
      <style:table-column-properties style:column-width="11.522cm" style:rel-column-width="6532*"/>
    </style:style>
    <style:style style:name="Services.A1" style:family="table-cell">
      <style:table-cell-properties fo:padding="0cm" fo:border="none"/>
    </style:style>
    <style:style style:name="CompressorDefaults" style:family="table">
      <style:table-properties style:width="16.002cm" style:rel-width="100%" fo:margin-left="0cm" table:align="left" style:may-break-between-rows="false"/>
    </style:style>
    <style:style style:name="CompressorDefaults.A" style:family="table-column">
      <style:table-column-properties style:column-width="3.2cm" style:rel-column-width="1814*"/>
    </style:style>
    <style:style style:name="CompressorDefaults.B" style:family="table-column">
      <style:table-column-properties style:column-width="4.001cm" style:rel-column-width="2268*"/>
    </style:style>
    <style:style style:name="CompressorDefaults.C" style:family="table-column">
      <style:table-column-properties style:column-width="2.401cm" style:rel-column-width="1361*"/>
    </style:style>
    <style:style style:name="CompressorDefaults.D" style:family="table-column">
      <style:table-column-properties style:column-width="6.401cm" style:rel-column-width="3629*"/>
    </style:style>
    <style:style style:name="CompressorDefaults.A1" style:family="table-cell">
      <style:table-cell-properties fo:padding="0cm" fo:border="none"/>
    </style:style>
    <style:style style:name="TestParameters" style:family="table">
      <style:table-properties style:width="16.002cm" style:rel-width="100%" fo:margin-left="0cm" table:align="left" style:may-break-between-rows="false"/>
    </style:style>
    <style:style style:name="TestParameters.A" style:family="table-column">
      <style:table-column-properties style:column-width="4.001cm" style:rel-column-width="2268*"/>
    </style:style>
    <style:style style:name="TestParameters.B" style:family="table-column">
      <style:table-column-properties style:column-width="3.2cm" style:rel-column-width="1814*"/>
    </style:style>
    <style:style style:name="TestParameters.C" style:family="table-column">
      <style:table-column-properties style:column-width="8.802cm" style:rel-column-width="4990*"/>
    </style:style>
    <style:style style:name="TestParameters.A1" style:family="table-cell">
      <style:table-cell-properties fo:padding="0cm" fo:border="none"/>
    </style:style>
    <style:style style:name="AssertionFunctions" style:family="table">
      <style:table-properties style:width="16.002cm" style:rel-width="100%" fo:margin-left="0cm" table:align="left" style:may-break-between-rows="false"/>
    </style:style>
    <style:style style:name="AssertionFunctions.A" style:family="table-column">
      <style:table-column-properties style:column-width="8.001cm" style:rel-column-width="4536*"/>
    </style:style>
    <style:style style:name="AssertionFunctions.A1" style:family="table-cell">
      <style:table-cell-properties fo:padding="0cm" fo:border="none"/>
    </style:style>
    <style:style style:name="P1" style:family="paragraph" style:parent-style-name="Text_20_body" style:list-style-name="List_20_1"/>
    <style:style style:name="fr1"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Frizione - Clutch</text:p>
      <text:p text:style-name="Author_20_Line_20_Web"><text:a xlink:type="simple" xlink:href="http://www.syger.it/JohnLeach.html">by John Leach</text:a></text:p>
      <text:p text:style-name="Author_20_Line_20_PDF"><text:a xlink:type="simple" xlink:href="#JohnLeach.odt|region">by John Leach</text:a></text:p>
      <text:p text:style-name="Introduction">Frizione (that's Italian for Clutch, which is what I'll call the project from now on)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It seemed a reasonable idea to put them all together within a framework which runs inside the browser itself, much as the unit testing code would have to.</text:p>
      <text:p text:style-name="Introduction">So that's how Frizione, er, Clutch got started. Although I'm using it for Gears development, it is actually a library agnostic set of tools for any type of browser based JavaScript development, which coincidentally has Gears support too.</text:p>
      <text:p text:style-name="Text_20_body">The Frizione project is hosted on the <text:a xlink:type="simple" xlink:href="http://frizione.googlecode.com/"><text:span text:style-name="Internet_20_Hyperlink">Google Code</text:span></text:a> web site. It is released under a <text:a xlink:type="simple" xlink:href="http://www.opensource.org/licenses/mit-license.php"><text:span text:style-name="Internet_20_Hyperlink">MIT license</text:span></text:a>, and kept in a shady <text:a xlink:type="simple" xlink:href="http://code.google.com/p/frizione/source/browse/trunk"><text:span text:style-name="Internet_20_Hyperlink">Subversion repository</text:span></text:a>, away from direct sunlight. There is also a low volume <text:a xlink:type="simple" xlink:href="http://groups.google.com/group/frizione"><text:span text:style-name="Internet_20_Hyperlink">discussion group</text:span></text:a>.</text:p>
      <text:p text:style-name="Heading_20_4">Requirements and Architecture</text:p>
      <text:p text:style-name="Text_20_body">Clutch consists of a set of HTML pages, CSS and JavaScript files, together with a very rudimentary, but essential web application. The Clutch web application is written in Ruby, using <text:a xlink:type="simple" xlink:href="http://www.webrick.org/"><text:span text:style-name="Internet_20_Hyperlink">WEBrick</text:span></text:a> and <text:a xlink:type="simple" xlink:href="http://www.ruby-doc.org/stdlib/libdoc/erb/rdoc/classes/ERB.html"><text:span text:style-name="Internet_20_Hyperlink">ERB</text:span></text:a>. The <text:a xlink:type="simple" xlink:href="http://developer.yahoo.com/yui/compressor/"><text:span text:style-name="Internet_20_Hyperlink">YUICompressor</text:span></text:a>, which is <text:span text:style-name="Italics">optionally</text:span> used to remove comments and whitespace from JavaScript files, is a Java library (<text:span text:style-name="Source_20_Text">jar</text:span> file).</text:p>
      <text:p text:style-name="Text_20_body">To use Clutch you will need a <text:a xlink:type="simple" xlink:href="http://www.ruby-lang.org/"><text:span text:style-name="Internet_20_Hyperlink">Ruby installation</text:span></text:a> (I'm using version 1.8.6) and <text:span text:style-name="Italics">optionally</text:span>, a <text:a xlink:type="simple" xlink:href="http://www.java.com/"><text:span text:style-name="Internet_20_Hyperlink">Java installation</text:span></text:a> (I'm using version 1.6.0). You definitely need Ruby, but you can avoid using Java if you're prepared to settle for <text:a xlink:type="simple" xlink:href="http://crockford.com/javascript/jsmin.html"><text:span text:style-name="Internet_20_Hyperlink">JSMin</text:span></text:a> (the <text:a xlink:type="simple" xlink:href="http://crockford.com/javascript/jsmin.rb"><text:span text:style-name="Internet_20_Hyperlink">Ruby version</text:span></text:a>) JavaScript text compression instead of YUICompressor.</text:p>
      <text:p text:style-name="Text_20_body">The Clutch web application, apart from serving the static text files, also provides a small set of services, listed below:</text:p>
      <table:table table:name="Services" table:style-name="Services">
        <table:table-column table:style-name="Services.A"/>
        <table:table-column table:style-name="Services.B"/>
        <text:soft-page-break/>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run-compressor</text:span></text:p>
          </table:table-cell>
          <table:table-cell table:style-name="Services.A1" office:value-type="string">
            <text:p text:style-name="Table_20_Contents">Compresses a JavaScript file.</text:p>
          </table:table-cell>
        </table:table-row>
        <table:table-row>
          <table:table-cell table:style-name="Services.A1" office:value-type="string">
            <text:p text:style-name="Table_20_Contents"><text:span text:style-name="Source_20_Text">/run-fixture</text:span></text:p>
          </table:table-cell>
          <table:table-cell table:style-name="Services.A1" office:value-type="string">
            <text:p text:style-name="Table_20_Contents">Provides POST (write) operations for fixture (unit testing data) files.</text:p>
          </table:table-cell>
        </table:table-row>
        <table:table-row>
          <table:table-cell table:style-name="Services.A1" office:value-type="string">
            <text:p text:style-name="Table_20_Contents"><text:span text:style-name="Source_20_Text">/run-join</text:span></text:p>
          </table:table-cell>
          <table:table-cell table:style-name="Services.A1" office:value-type="string">
            <text:p text:style-name="Table_20_Contents">Joins or concatenates a series of JavaScript files into a single file.</text:p>
          </table:table-cell>
        </table:table-row>
        <table:table-row>
          <table:table-cell table:style-name="Services.A1" office:value-type="string">
            <text:p text:style-name="Table_20_Contents"><text:span text:style-name="Source_20_Text">/run-jslint</text:span></text:p>
          </table:table-cell>
          <table:table-cell table:style-name="Services.A1" office:value-type="string">
            <text:p text:style-name="Table_20_Contents">Creates a <text:a xlink:type="simple" xlink:href="http://www.jslint.com/"><text:span text:style-name="Internet_20_Hyperlink">JSLint</text:span></text:a> page for a specific JavaScript file.</text:p>
          </table:table-cell>
        </table:table-row>
        <table:table-row>
          <table:table-cell table:style-name="Services.A1" office:value-type="string">
            <text:p text:style-name="Table_20_Contents"><text:span text:style-name="Source_20_Text">/run-test</text:span></text:p>
          </table:table-cell>
          <table:table-cell table:style-name="Services.A1" office:value-type="string">
            <text:p text:style-name="Table_20_Contents">Creates a unit test page, and result view page, for a specific JavaScript file.</text:p>
          </table:table-cell>
        </table:table-row>
      </table:table>
      <text:p text:style-name="Text_20_body">Clutch also provides a simple unit testing framework, written in JavaScript, which runs within the browser. The unit test results are written to hard disk automatically in <text:a xlink:type="simple" xlink:href="http://www.json.org/"><text:span text:style-name="Internet_20_Hyperlink">JSON</text:span></text:a> format, and can then be viewed by 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Clutch web application running. To start the Clutch web application, open a command prompt in the <text:span text:style-name="Source_20_Text">/Frizione/Ruby</text:span> directory, then type:</text:p>
      <text:p text:style-name="Preformatted_20_Text"><text:s text:c="2"/>ruby server.rb</text:p>
      <text:p text:style-name="Text_20_body">The Clutch web application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C:\Frizione\Ruby&gt;ruby server.rb<text:line-break/> <text:s/>[2008-06-08 12:00:40] INFO <text:s/>WEBrick 1.3.1<text:line-break/> <text:s/>[2008-06-08 12:00:40] INFO <text:s/>ruby 1.8.6 (2007-09-24) [i386-mswin32]<text:line-break/> <text:s/>[2008-06-08 12:00:40] INFO <text:s/>ClutchServer#start: pid=3600 port=80</text:p>
      <text:p text:style-name="Text_20_body">That's it, Clutch is up and running. You can stop the web application at any time by pressing <text:span text:style-name="Source_20_Text">Ctrl-C</text:span>.</text:p>
      <text:h text:style-name="Heading_20_5" text:outline-level="5">Changing the Port</text:h>
      <text:p text:style-name="Text_20_body">If port 80 does not suite your needs, you can change the value by editing the <text:span text:style-name="Source_20_Text">server.rb</text:span> script. Open <text:span text:style-name="Source_20_Text">server.rb</text:span> in your favourite text editor, move to the end of the file, where you should see:</text:p>
      <text:p text:style-name="Preformatted_20_Text"><text:s text:c="2"/>...<text:line-break/> <text:s/># Create the server<text:line-break/> <text:s/>server = ClutchServer.new(:Port =&gt; 80)<text:line-break/><text:line-break/> <text:s/># trap signals to invoke the shutdown procedure cleanly<text:line-break/> <text:s/>['INT', 'TERM'].each do |signal|<text:line-break/> <text:s text:c="5"/>trap(signal) { server.shutdown }<text:line-break/> <text:s/>end<text:line-break/><text:line-break/> <text:s/># Start the server<text:line-break/> <text:s/>server.start</text:p>
      <text:p text:style-name="Text_20_body">Change the line</text:p>
      <text:p text:style-name="Preformatted_20_Text"><text:s text:c="2"/>server = ClutchServer.new(:Port =&gt; 80)</text:p>
      <text:p text:style-name="Text_20_body">to the port value that you want, then restart the server.</text:p>
      <text:h text:style-name="Heading_20_5" text:outline-level="5"><text:soft-page-break/>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Clutch server running, open your browser and type the URL <text:span text:style-name="Source_20_Text">http://clutch.syger.it</text:span> which should now present you with the Clutch home page.</text:p>
      <text:p text:style-name="Heading_20_4">Services</text:p>
      <text:p text:style-name="Text_20_body">The web application provides a small suite of services which aid in the development, testing, and deployment of JavaScript software.</text:p>
      <text:h text:style-name="Heading_20_5" text:outline-level="5">Compressor Service</text:h>
      <text:p text:style-name="Text_20_body">The compressor service takes a JavaScript file and removes comments and unnecessary whitespace. Since this can be a destructive operation, Clutch checks that you supply an output URL, and that it is not identical to the input URL.</text:p>
      <text:p text:style-name="Text_20_body">To invoke the service, send a <text:span text:style-name="Source_20_Text">POST</text:span> request to <text:span text:style-name="Source_20_Text">/run_compressor</text:span>, appending the absolute JavaScript file path, with respect to the <text:span text:style-name="Source_20_Text">/Frizione</text:span> root directory, as part of the URL. Clutch will then compress the JavaScript file, either using <text:a xlink:type="simple" xlink:href="http://crockford.com/javascript/jsmin.html"><text:span text:style-name="Internet_20_Hyperlink">JSMin</text:span></text:a> or <text:a xlink:type="simple" xlink:href="http://developer.yahoo.com/yui/compressor/"><text:span text:style-name="Internet_20_Hyperlink">YUICompressor</text:span></text:a>. Additional request parameters can be set to modify the behaviour of the compressor, using the <text:a xlink:type="simple" xlink:href="http://developer.yahoo.com/yui/compressor/#using"><text:span text:style-name="Internet_20_Hyperlink">YUICompressor command line options</text:span></text:a>.</text:p>
      <text:p text:style-name="Text_20_body">The service uses the following default values:</text:p>
      <table:table table:name="CompressorDefaults" table:style-name="CompressorDefaults">
        <table:table-column table:style-name="CompressorDefaults.A"/>
        <table:table-column table:style-name="CompressorDefaults.B"/>
        <table:table-column table:style-name="CompressorDefaults.C"/>
        <table:table-column table:style-name="CompressorDefaults.D"/>
        <table:table-row>
          <table:table-cell table:style-name="CompressorDefaults.A1" office:value-type="string">
            <text:p text:style-name="Table_20_Heading">Parameter</text:p>
          </table:table-cell>
          <table:table-cell table:style-name="CompressorDefaults.A1" office:value-type="string">
            <text:p text:style-name="Table_20_Heading">Option</text:p>
          </table:table-cell>
          <table:table-cell table:style-name="CompressorDefaults.A1" office:value-type="string">
            <text:p text:style-name="Table_20_Heading">Required</text:p>
          </table:table-cell>
          <table:table-cell table:style-name="CompressorDefaults.A1" office:value-type="string">
            <text:p text:style-name="Table_20_Heading">Default value</text:p>
          </table:table-cell>
        </table:table-row>
        <table:table-row>
          <table:table-cell table:style-name="CompressorDefaults.A1" office:value-type="string">
            <text:p text:style-name="Table_20_Contents"><text:span text:style-name="Source_20_Text">jsmin</text:span></text:p>
          </table:table-cell>
          <table:table-cell table:style-name="CompressorDefaults.A1" office:value-type="string">
            <text:p text:style-name="Table_20_Contents">No equivalent</text:p>
          </table:table-cell>
          <table:table-cell table:style-name="CompressorDefaults.A1" office:value-type="string">
            <text:p text:style-name="Table_20_Contents"><text:span text:style-name="Source_20_Text">no</text:span></text:p>
          </table:table-cell>
          <table:table-cell table:style-name="CompressorDefaults.A1" office:value-type="string">
            <text:p text:style-name="Table_20_Contents"><text:span text:style-name="Source_20_Text">true</text:span>. Set to <text:span text:style-name="Source_20_Text">false</text:span> to use the YUICompressor.</text:p>
          </table:table-cell>
        </table:table-row>
        <table:table-row>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0</text:span></text:p>
          </table:table-cell>
        </table:table-row>
        <table:table-row>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UTF-8</text:span></text:p>
          </table:table-cell>
        </table:table-row>
        <table:table-row>
          <table:table-cell table:style-name="CompressorDefaults.A1" office:value-type="string">
            <text:p text:style-name="Table_20_Contents"><text:span text:style-name="Source_20_Text">output</text:span></text:p>
          </table:table-cell>
          <table:table-cell table:style-name="CompressorDefaults.A1" office:value-type="string">
            <text:p text:style-name="Table_20_Contents"><text:span text:style-name="Source_20_Text">-o</text:span></text:p>
          </table:table-cell>
          <table:table-cell table:style-name="CompressorDefaults.A1" office:value-type="string">
            <text:p text:style-name="Table_20_Contents"><text:span text:style-name="Source_20_Text">yes</text:span></text:p>
          </table:table-cell>
          <table:table-cell table:style-name="CompressorDefaults.A1" office:value-type="string">
            <text:p text:style-name="Table_20_Contents">None.</text:p>
          </table:table-cell>
        </table:table-row>
        <table:table-row>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true</text:span></text:p>
          </table:table-cell>
        </table:table-row>
      </table:table>
      <text:p text:style-name="Text_20_body">Note that <text:span text:style-name="Source_20_Text">YUICompressor</text:span> options which do not require a value (such as <text:s/><text:span text:style-name="Source_20_Text">--nomunge</text:span>) are replaced by a parameter value of <text:span text:style-name="Source_20_Text">true</text:span> or <text:span text:style-name="Source_20_Text">false</text:span>.</text:p>
      <text:p text:style-name="Text_20_body">Note also that JSMin ignores all parameters except <text:span text:style-name="Source_20_Text">jsmin</text:span> and <text:span text:style-name="Source_20_Text">output</text:span>.</text:p>
      <text:h text:style-name="Heading_20_5" text:outline-level="5">Compressor Service Example</text:h>
      <text:p text:style-name="Preformatted_20_Text"><text:s text:c="2"/>&lt;form action="/run-compressor/projects/clutch/src/string.js"<text:line-break/> <text:s text:c="5"/>enctype="application/x-www-form-urlencoded" method="post"&gt;<text:line-break/><text:soft-page-break/> <text:s text:c="3"/>&lt;input name="output" type="hidden" value="/projects/clutch/src/min-string.js" /&gt;<text:line-break/> <text:s text:c="3"/>&lt;input type="submit" value="JSMin '/clutch/src/string.js'" /&gt;<text:line-break/> <text:s/>&lt;/form&gt;</text:p>
      <text:p text:style-name="Text_20_body">The first example above, uses JSMin to compress the JavaScript file.</text:p>
      <text:p text:style-name="Preformatted_20_Text"><text:s text:c="2"/>&lt;form action="/run-compressor/projects/clutch/src/string.js"<text:line-break/> <text:s text:c="5"/>enctype="application/x-www-form-urlencoded" method="post"&gt;<text:line-break/> <text:s text:c="3"/>&lt;input name="jsmin" type="hidden" value="false" /&gt;<text:line-break/> <text:s text:c="3"/>&lt;input name="output" type="hidden" value="/projects/clutch/src/min-string.js" /&gt;<text:line-break/> <text:s text:c="3"/>&lt;input type="submit" value="Compress 'clutch/src/string.js'" /&gt;<text:line-break/> <text:s/>&lt;/form&gt;</text:p>
      <text:p text:style-name="Text_20_body">This second example uses YUICompressor to compress the JavaScript file.</text:p>
      <text:p text:style-name="Text_20_body">See also <text:span text:style-name="Source_20_Text">/Frizione/projects/clutch/joins/index.html</text:span>.</text:p>
      <text:h text:style-name="Heading_20_5" text:outline-level="5">Fixture Service</text:h>
      <text:p text:style-name="Text_20_body">The fixture service allows you to write text to hard disk. When sent a <text:span text:style-name="Source_20_Text">POST</text:span>, the service writes the <text:span text:style-name="Source_20_Text">POST</text:span> data to the file specified in the URL, optionally modifying the contents with parameter values specified in the <text:span text:style-name="Source_20_Text">POST</text:span> request, using ERB.</text:p>
      <text:p text:style-name="Text_20_body">To invoke the service, send a <text:span text:style-name="Source_20_Text">POST</text:span> request to <text:span text:style-name="Source_20_Text">/run_fixture</text:span>, appending the absolute output text file path, with respect to the <text:span text:style-name="Source_20_Text">/Frizione</text:span> root directory, as part of the URL.</text:p>
      <text:p text:style-name="Text_20_body">If you specify an absolute input text file path, in the <text:span text:style-name="Source_20_Text">from</text:span> parameter, with respect to the <text:span text:style-name="Source_20_Text">/Frizione</text:span> root directory, Clutch will read that file, accepting and executing <text:span text:style-name="Source_20_Text">include</text:span> commands (see the Join Service, below), as well as injecting parameters into the constructed text file.</text:p>
      <text:p text:style-name="Text_20_body">You can use as many parameters as you like, with the following constraints:</text:p>
      <text:list text:style-name="List_20_1">
        <text:list-item>
          <text:p text:style-name="P1">the <text:span text:style-name="Source_20_Text">from</text:span> parameter name, and any parameter names starting with <text:span text:style-name="Source_20_Text">clutch</text:span>, are reserved by Clutch,</text:p>
        </text:list-item>
        <text:list-item>
          <text:p text:style-name="P1">within the text file each parameter value can be referenced by typing <text:span text:style-name="Source_20_Text">&lt;%= params['parameter-name'] %&gt;</text:span>, substituting <text:span text:style-name="Source_20_Text">parameter-name</text:span> for the name of the parameter,</text:p>
        </text:list-item>
        <text:list-item>
          <text:p text:style-name="P1">more complicated expressions can be achieved using ruby code snippets, as explained in the <text:a xlink:type="simple" xlink:href="http://www.ruby-doc.org/stdlib/libdoc/erb/rdoc/classes/ERB.html"><text:span text:style-name="Internet_20_Hyperlink">ERB</text:span></text:a> documentation.</text:p>
        </text:list-item>
      </text:list>
      <text:h text:style-name="Heading_20_5" text:outline-level="5">Fixture Service Example</text:h>
      <text:p text:style-name="Text_20_body">The fixture service is used by the run unit test HTML pages to store the JSON formatted test results file. A JavaScript example of this usage is shown below:</text:p>
      <text:p text:style-name="Preformatted_20_Text"><text:s text:c="2"/>function storeClutchTests(testFunction, jsonUrl, viewUrl) {<text:line-break/><text:line-break/> <text:s text:c="3"/>jsonUrl = '/run-fixture' + jsonUrl;<text:line-break/> <text:s text:c="3"/>...<text:line-break/> <text:s text:c="3"/>clutch.executeRequest("POST", jsonUrl, null,<text:line-break/> <text:s text:c="7"/>JSON.stringify(tests.summarise(), null, "\t"), handleRequest);<text:line-break/> <text:s/>}</text:p>
      <text:p text:style-name="Text_20_body">Here <text:span text:style-name="Source_20_Text">jsonUrl</text:span> is the file path where the results are stored, and the POST body is created by the <text:span text:style-name="Source_20_Text">JSON</text:span> library <text:span text:style-name="Source_20_Text">stringify</text:span> function.</text:p>
      <text:p text:style-name="Text_20_body">See <text:span text:style-name="Source_20_Text">/Frizione/clutch/js/saver.js</text:span> for the complete code example.</text:p>
      <text:p text:style-name="Text_20_body"><text:soft-page-break/>TODO: show true fixtures examples...</text:p>
      <text:h text:style-name="Heading_20_5" text:outline-level="5">Join Service</text:h>
      <text:p text:style-name="Text_20_body">The join (or concatenate) service uses ERB to join together a list of tex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nd a <text:span text:style-name="Source_20_Text">POST</text:span> request to <text:span text:style-name="Source_20_Text">/run_join</text:span>, specifying the absolute text file path, with respect to the <text:span text:style-name="Source_20_Text">/Frizione</text:span> root directory, as part of the URL. Clutch will then create the joined (or concatenated) file. The <text:span text:style-name="Source_20_Text">to</text:span> request parameter is required to set the destination absolute URL of the resulting joined file.</text:p>
      <text:h text:style-name="Heading_20_5" text:outline-level="5">Join Service Example</text:h>
      <text:p text:style-name="Preformatted_20_Text"><text:s text:c="2"/>&lt;form action="/run-join/projects/clutch/joins/all-tests.js"<text:line-break/> <text:s text:c="5"/>enctype="application/x-www-form-urlencoded" method="post"&gt;<text:line-break/> <text:s text:c="3"/>&lt;input name="to" type="hidden" value="/projects/clutch/tests/all-tests.js" /&gt;<text:line-break/> <text:s text:c="3"/>&lt;input type="submit" value="Join 'unit-test'" /&gt;<text:line-break/> <text:s/>&lt;/form&gt;</text:p>
      <text:p text:style-name="Text_20_body">Given the following directory layout:</text:p>
      <text:p text:style-name="Preformatted_20_Text"><text:s text:c="2"/>/projects<text:line-break/> <text:s text:c="3"/>/clutch<text:line-break/> <text:s text:c="5"/>/joins<text:line-break/> <text:s text:c="7"/>all-tests.js<text:line-break/> <text:s text:c="5"/>/src<text:line-break/> <text:s text:c="7"/>unit-test.js<text:line-break/> <text:s text:c="7"/>string.js<text:line-break/> <text:s text:c="7"/>/tests<text:line-break/> <text:s text:c="9"/>all-tests.js<text:line-break/> <text:s text:c="9"/>string-tests.js<text:line-break/> <text:s text:c="9"/>unit-tests.js</text:p>
      <text:p text:style-name="Text_20_body">The relative URL to the <text:span text:style-name="Source_20_Text">/projects/clutch/src</text:span> directory, from within <text:span text:style-name="Source_20_Text">/projects/clutch/joins/all-tests.js</text:span> will be <text:span text:style-name="Source_20_Text">../src</text:span>, giving the following <text:span text:style-name="Source_20_Text">include</text:span> command within <text:span text:style-name="Source_20_Text">/projects/clutch/joins/all-tests.js</text:span>:</text:p>
      <text:p text:style-name="Preformatted_20_Text"><text:s text:c="2"/>&lt;%= include '../src/string.js',<text:line-break/> <text:s text:c="13"/>'../src/tests/all-tests.js' %&gt;</text:p>
      <text:p text:style-name="Text_20_body">Similarly, the relative URL to the <text:span text:style-name="Source_20_Text">/projects/clutch/src/tests</text:span> directory, from within <text:span text:style-name="Source_20_Text">/projects/clutch/src/tests/all-tests.js</text:span> will be <text:span text:style-name="Source_20_Text">./</text:span>, giving the following <text:span text:style-name="Source_20_Text">include</text:span> command:</text:p>
      <text:p text:style-name="Preformatted_20_Text"><text:s text:c="2"/>&lt;%= include './string-tests.js', './unit-tests.js' %&gt;</text:p>
      <text:p text:style-name="Text_20_body">See also <text:span text:style-name="Source_20_Text">/Frizione/projects/clutch/joins/index.html</text:span>.</text:p>
      <text:h text:style-name="Heading_20_5" text:outline-level="5">JSLint Service</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text:soft-page-break/>removing potentially poor code before unit testing is an essential process, at least for me. Unfortunately, cutting and pasting code to the web page can itself be error prone.</text:p>
      <text:p text:style-name="Text_20_body">Clutch alleviates this problem by creating static HTML pages that read in your JavaScript code, which can then be analysed locally by JSLint. You only need create the static HTML page once for each JavaScript file you wish to analyse.</text:p>
      <text:p text:style-name="Text_20_body">To invoke the service, send a <text:span text:style-name="Source_20_Text">POST</text:span> request to <text:span text:style-name="Source_20_Text">/run_jslint</text:span>, specifying the absolute JavaScript file path, with respect to the <text:span text:style-name="Source_20_Text">/Frizione</text:span> root directory, as part of the URL. Clutch will then produce a static HTML file specified by the <text:span text:style-name="Source_20_Text">to</text:span> parameter, which automatically loads the JavaScript file ready for linting.</text:p>
      <text:h text:style-name="Heading_20_5" text:outline-level="5">JSLint Service Example</text:h>
      <text:p text:style-name="Preformatted_20_Text"><text:s text:c="2"/>&lt;form action="/run-jslint/projects/clutch/src/introspect.js"<text:line-break/> <text:s text:c="5"/>enctype="application/x-www-form-urlencoded" method="post"&gt;<text:line-break/> <text:s text:c="3"/>&lt;input name="to" type="hidden"<text:line-break/> <text:s text:c="7"/>value="/projects/clutch/jslint/src/introspect.html" /&gt;<text:line-break/> <text:s text:c="3"/>&lt;input type="submit" value="Create 'clutch/src/introspect.js' Page" /&gt;<text:line-break/> <text:s/>&lt;/form&gt;</text:p>
      <text:p text:style-name="Preformatted_20_Text"><text:s text:c="2"/>&lt;a href="/projects/clutch/jslint/src/introspect.html"&gt;<text:line-break/> <text:s text:c="3"/>Run /clutch/src/introspect.js page<text:line-break/> <text:s/>&lt;/a&gt;</text:p>
      <text:p text:style-name="Text_20_body">See also <text:span text:style-name="Source_20_Text">/Frizione/projects/clutch/jslint/index.html</text:span>.</text:p>
      <text:h text:style-name="Heading_20_5" text:outline-level="5">Test Service</text:h>
      <text:p text:style-name="Text_20_body">The test service creates a run/view pair of static HTML files for a given JavaScript file. The reasons for using two HTML files is explained in the 'Unit Testing' section below.</text:p>
      <text:p text:style-name="Text_20_body">It can also provide functionality similar to the join service. It can use ERB to join together a list of JavaScript files, producing a single concatenated JavaScript file, but only if the <text:span text:style-name="Source_20_Text">to</text:span> parameter is specified.</text:p>
      <text:p text:style-name="Text_20_body">The service has three required parameters and three optional parameters listed below:</text:p>
      <table:table table:name="TestParameters" table:style-name="TestParameters">
        <table:table-column table:style-name="TestParameters.A"/>
        <table:table-column table:style-name="TestParameters.B"/>
        <table:table-column table:style-name="TestParameters.C"/>
        <text:soft-page-break/>
        <table:table-row>
          <table:table-cell table:style-name="TestParameters.A1" office:value-type="string">
            <text:p text:style-name="Table_20_Heading">Parameter</text:p>
          </table:table-cell>
          <table:table-cell table:style-name="TestParameters.A1" office:value-type="string">
            <text:p text:style-name="Table_20_Heading">Required</text:p>
          </table:table-cell>
          <table:table-cell table:style-name="TestParameters.A1" office:value-type="string">
            <text:p text:style-name="Table_20_Heading">Usage</text:p>
          </table:table-cell>
        </table:table-row>
        <table:table-row>
          <table:table-cell table:style-name="TestParameters.A1" office:value-type="string">
            <text:p text:style-name="Table_20_Contents"><text:span text:style-name="Source_20_Text">to</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Specifies the output absolute URL of the joined JavaScript file to be tested. If not defined, the specified JavaScript file is left unchanged.</text:p>
          </table:table-cell>
        </table:table-row>
        <table:table-row>
          <table:table-cell table:style-name="TestParameters.A1" office:value-type="string">
            <text:p text:style-name="Table_20_Contents"><text:span text:style-name="Source_20_Text">run-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the tests are expected to take a long time to run.</text:p>
          </table:table-cell>
        </table:table-row>
        <table:table-row>
          <table:table-cell table:style-name="TestParameters.A1" office:value-type="string">
            <text:p text:style-name="Table_20_Contents"><text:span text:style-name="Source_20_Text">view-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failures and/or errors are expected.</text:p>
          </table:table-cell>
        </table:table-row>
        <table:table-row>
          <table:table-cell table:style-name="TestParameters.A1" office:value-type="string">
            <text:p text:style-name="Table_20_Contents"><text:span text:style-name="Source_20_Text">ru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run test HTML page.</text:p>
          </table:table-cell>
        </table:table-row>
        <table:table-row>
          <table:table-cell table:style-name="TestParameters.A1" office:value-type="string">
            <text:p text:style-name="Table_20_Contents"><text:span text:style-name="Source_20_Text">view</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view test results HTML page.</text:p>
          </table:table-cell>
        </table:table-row>
        <table:table-row>
          <table:table-cell table:style-name="TestParameters.A1" office:value-type="string">
            <text:p text:style-name="Table_20_Contents"><text:span text:style-name="Source_20_Text">jso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test results JSON file.</text:p>
          </table:table-cell>
        </table:table-row>
      </table:table>
      <text:p text:style-name="Text_20_body">To invoke the service, send a <text:span text:style-name="Source_20_Text">POST</text:span> request to <text:span text:style-name="Source_20_Text">/run_test</text:span>, specifying the absolute JavaScript file path, with respect to the <text:span text:style-name="Source_20_Text">/Frizione</text:span> root directory, as part of the URL. Clutch will then create the two static HTML files.</text:p>
      <text:h text:style-name="Heading_20_5" text:outline-level="5">Test Service Example</text:h>
      <text:p text:style-name="Text_20_body">The first example joins, and then tests, the specified JavaScript file:</text:p>
      <text:p text:style-name="Preformatted_20_Text"><text:s text:c="2"/>&lt;form action="/run-test/projects/clutch/joins/all-tests.js"<text:line-break/> <text:s text:c="5"/>enctype="application/x-www-form-urlencoded" method="post"&gt;<text:line-break/> <text:s text:c="3"/>&lt;input name="to" type="hidden" value="/projects/clutch/tests/all-tests.js" /&gt;<text:line-break/> <text:s text:c="3"/>&lt;input name="comment" type="hidden"<text:line-break/> <text:s text:c="7"/>value="There should be 1 Failure and 1 Error in these tests,<text:line-break/> <text:s text:c="14"/>&amp;lt;code&amp;gt;failTest&amp;lt;/code&amp;gt; produces the failure, and<text:line-break/> <text:s text:c="14"/>&amp;lt;code&amp;gt;errorTest&amp;lt;/code&amp;gt; produces the error." /&gt;<text:line-break/> <text:s text:c="3"/>&lt;input name="run" type="hidden"<text:line-break/> <text:s text:c="7"/>value="/projects/clutch/tests/run-all-tests.html" /&gt;<text:line-break/> <text:s text:c="3"/>&lt;input name="view" type="hidden"<text:line-break/> <text:s text:c="7"/>value="/projects/clutch/tests/view-all-tests.html" /&gt;<text:line-break/> <text:s text:c="3"/>&lt;input name="json" type="hidden"<text:line-break/> <text:s text:c="7"/>value="/projects/clutch/tests/all-tests.json" /&gt;<text:line-break/> <text:s text:c="3"/>&lt;input type="submit" value="Create Test Pages '/clutch/all-tests'" /&gt;<text:line-break/> <text:s/>&lt;/form&gt;<text:line-break/> <text:s/>then &lt;a href="/projects/clutch/tests/run-all-tests.html"&gt;run&lt;/a&gt;<text:line-break/> <text:s/>and &lt;a href="/projects/clutch/tests/view-all-tests.html"&gt;view&lt;/a&gt; 'all-tests'</text:p>
      <text:p text:style-name="Text_20_body">The second example tests the specified JavaScript file 'as is':</text:p>
      <text:p text:style-name="Preformatted_20_Text"><text:s text:c="2"/>&lt;form action="/run-test/projects/clutch/tests/all-tests.js"<text:line-break/> <text:s text:c="5"/>enctype="application/x-www-form-urlencoded" method="post"&gt;<text:line-break/> <text:s text:c="3"/>&lt;input name="comment" type="hidden"<text:line-break/> <text:s text:c="7"/>value="There should be 1 Failure and 1 Error in these tests,<text:line-break/> <text:s text:c="14"/>&amp;lt;code&amp;gt;failTest&amp;lt;/code&amp;gt; produces the failure, and<text:line-break/> <text:s text:c="14"/>&amp;lt;code&amp;gt;errorTest&amp;lt;/code&amp;gt; produces the error." /&gt;<text:line-break/> <text:s text:c="3"/>&lt;input name="run" type="hidden"<text:line-break/> <text:s text:c="7"/>value="/projects/clutch/tests/run-all-tests.html" /&gt;<text:line-break/> <text:s text:c="3"/>&lt;input name="view" type="hidden"<text:line-break/> <text:s text:c="7"/>value="/projects/clutch/tests/view-all-tests.html" /&gt;<text:line-break/> <text:s text:c="3"/>&lt;input name="json" type="hidden"<text:line-break/> <text:s text:c="7"/>value="/projects/clutch/tests/all-tests.json" /&gt;<text:line-break/> <text:s text:c="3"/>&lt;input type="submit" value="Create Test Pages '/clutch/all-tests'" /&gt;<text:line-break/> <text:s/>&lt;/form&gt;<text:line-break/> <text:s/>then &lt;a href="/projects/clutch/tests/run-all-tests.html"&gt;run&lt;/a&gt;<text:line-break/> <text:s/>and &lt;a href="/projects/clutch/tests/view-all-tests.html"&gt;view&lt;/a&gt; 'all-tests'</text:p>
      <text:p text:style-name="Text_20_body"><text:soft-page-break/>See also <text:span text:style-name="Source_20_Text">/Frizione/projects/clutch/tests/index.html</text:span>.</text:p>
      <text:p text:style-name="Heading_20_4">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in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consider something like <text:a xlink:type="simple" xlink:href="http://selenium.openqa.org/"><text:span text:style-name="Internet_20_Hyperlink">Selenium</text:span></text:a>.</text:p>
      <text:p text:style-name="Text_20_body">In the first pass, Clutch necessarily adds four files to your unit test code:</text:p>
      <text:list text:style-name="List_20_1">
        <text:list-item text:start-value="1">
          <text:p text:style-name="P1"><text:span text:style-name="Source_20_Text">/projects/clutch/src/unit-test.js</text:span> – the unit testing framework,</text:p>
        </text:list-item>
        <text:list-item>
          <text:p text:style-name="P1"><text:span text:style-name="Source_20_Text">/clutch/js/json2.js</text:span> – the JSON converter,</text:p>
        </text:list-item>
        <text:list-item>
          <text:p text:style-name="P1"><text:span text:style-name="Source_20_Text">/clutch/js/xhr.js</text:span> – the XMLHttpResponse function,</text:p>
        </text:list-item>
        <text:list-item>
          <text:p text:style-name="P1"><text:span text:style-name="Source_20_Text">/clutch/js/saver.js</text:span> – the JSON file saving function.</text:p>
        </text:list-item>
      </text:list>
      <text:p text:style-name="Text_20_body">Although that may seem like a lot of code, it is kept in two namespaces, <text:span text:style-name="Source_20_Text">JSON</text:span> and <text:span text:style-name="Source_20_Text">clutch</text:span>, so as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test.unit</text:span> or a <text:span text:style-name="Source_20_Text">clutch.test.group</text:span> object.</text:p>
      <text:p text:style-name="Text_20_body">Here is an example of a <text:span text:style-name="Source_20_Text">runClutchTests</text:span> function which returns a <text:span text:style-name="Source_20_Text">clutch.test.unit</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line-break/> <text:s text:c="3"/>}, 1000);<text:line-break/> <text:s/>}<text:line-break/><text:line-break/> <text:s/>function runClutchTests() {<text:line-break/> <text:s text:c="3"/>return createUnitTests();<text:line-break/> <text:s/>}</text:p>
      <text:p text:style-name="Text_20_body">Here is an example of a <text:span text:style-name="Source_20_Text">runClutchTests</text:span> function which returns a <text:span text:style-name="Source_20_Text">clutch.test.group</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soft-page-break/><text:line-break/> <text:s text:c="3"/>}, 1000);<text:line-break/> <text:s/>}<text:line-break/><text:line-break/> <text:s/>function createStringTests() {<text:line-break/> <text:s text:c="3"/>return clutch.test.unit('String Tests', {<text:line-break/><text:line-break/> <text:s text:c="5"/>testTrim: function () {<text:line-break/> <text:s text:c="7"/>// ...<text:line-break/> <text:s text:c="5"/>},<text:line-break/><text:line-break/> <text:s text:c="5"/>// other tests here<text:line-break/><text:line-break/> <text:s text:c="3"/>}, 1000);<text:line-break/> <text:s/>}<text:line-break/><text:line-break/> <text:s/>function runClutchTests() {<text:line-break/> <text:s text:c="3"/>return clutch.test.group([<text:line-break/> <text:s text:c="5"/>createUnitTests(),<text:line-break/> <text:s text:c="5"/>createStringTests()<text:line-break/> <text:s text:c="3"/>], 2000);<text:line-break/> <text:s/>}</text:p>
      <text:p text:style-name="Text_20_body">The second pass is independent of your unit testing code, and so can use Prototype to dynamically produce the unit test results display.</text:p>
      <text:p text:style-name="Text_20_body">See also <text:span text:style-name="Source_20_Text">/Frizione/projects/clutch/src/tests/</text:span> for example unit test code.</text:p>
      <text:h text:style-name="Heading_20_5" text:outline-level="5">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test.uni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and <text:span text:style-name="Source_20_Text">tearDown</text:span> if none are defined in your object.</text:p>
      <text:p text:style-name="Text_20_body">You can run more than one unit test object by wrapping each in a <text:span text:style-name="Source_20_Text">clutch.test.group</text:span> function call, after you've wrapped each test object in a <text:span text:style-name="Source_20_Text">clutch.test.uni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ext:soft-page-break/>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this.log(message)</text:span></text:p>
          </table:table-cell>
          <table:table-cell table:style-name="AssertionFunctions.A1" office:value-type="string">
            <text:p text:style-name="Table_20_Contents">Adds a 'log' <text:span text:style-name="Source_20_Text">message</text:span> to the unit test results. Essentially works as a logging function, where traditional <text:span text:style-name="Source_20_Text">console</text:span> functions are not available.</text:p>
          </table:table-cell>
        </table:table-row>
        <table:table-row>
          <table:table-cell table:style-name="AssertionFunctions.A1" office:value-type="string">
            <text:p text:style-name="Table_20_Contents"><text:span text:style-name="Source_20_Text">this.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this.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 Not usually required of the unit test code, as all errors are caught and logged by Clutch.</text:p>
          </table:table-cell>
        </table:table-row>
        <table:table-row>
          <table:table-cell table:style-name="AssertionFunctions.A1" office:value-type="string">
            <text:p text:style-name="Table_20_Contents"><text:span text:style-name="Source_20_Text">this.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See also <text:span text:style-name="Source_20_Text">/Frizione/projects/clutch/src/tests/</text:span> for example unit test code.</text:p>
      <text:p text:style-name="Text_20_body">When the usual <text:span text:style-name="Source_20_Text">test</text:span><text:span text:style-name="Italics">xxx</text:span> function naming convention is not suitable, or when you need to control the order of test function calls, Clutch provides a meta-programming mechanism of specifying the test methods, described below.</text:p>
      <text:h text:style-name="Heading_20_5" text:outline-level="5">Asynchronous Unit Testing</text:h>
      <text:p text:style-name="Text_20_body">Clutch can also perform asynchronous unit testing, but needs a little help from you, the programmer. Each asynchronous test must consist of a synchronous function, and zero or more asynchronous functions which you expect the system under test to call. Clutch only checks the first asynchronous function called, it currently has no provision for checking multiple asynchronous function calls triggered by a single synchronous function call.</text:p>
      <text:p text:style-name="Text_20_body">The help that Clutch requires from you, is in the form of a small JSON like property within your test object with the name <text:span text:style-name="Source_20_Text">clutchTest</text:span>. The following example shows the meta-programming information:</text:p>
      <text:p text:style-name="Preformatted_20_Text"><text:s text:c="2"/>function createXhrTests() {<text:line-break/><text:line-break/> <text:s text:c="3"/>return clutch.test.unit('XHR Tests', {<text:line-break/><text:line-break/> <text:s text:c="5"/>clutchTests: [<text:line-break/> <text:s text:c="7"/>{ func: 'validUrl', callbacks: [ 'validUrlHandler' ] },<text:line-break/> <text:s text:c="7"/>{ func: 'invalidUrl', callbacks: [ 'invalidUrlHandler' ] },<text:line-break/> <text:s text:c="7"/>{ func: 'abortedRequest', callbacks: [ 'abortedRequestHandler' ] }<text:line-break/> <text:s text:c="5"/>],<text:line-break/><text:line-break/> <text:s text:c="5"/>validUrl: function () {<text:line-break/><text:soft-page-break/> <text:s text:c="7"/>// ...<text:line-break/> <text:s text:c="5"/>},<text:line-break/><text:line-break/> <text:s text:c="5"/>validUrlHandler: function (status, statusText, responseText) {<text:line-break/> <text:s text:c="7"/>// ...<text:line-break/> <text:s text:c="5"/>},<text:line-break/><text:line-break/> <text:s text:c="5"/>// other tests here<text:line-break/><text:line-break/> <text:s text:c="3"/>}, 18000);<text:line-break/> <text:s/>}</text:p>
      <text:p text:style-name="Text_20_body">The <text:span text:style-name="Source_20_Text">clutchTests</text:span> property consists of an array of objects, each of which contain two properties; <text:span text:style-name="Source_20_Text">func</text:span>, the name of the synchronous function, and <text:span text:style-name="Source_20_Text">callbacks</text:span>, an array of callback functions, or <text:span text:style-name="Source_20_Text">null</text:span> for a pure synchronous test.</text:p>
      <text:p text:style-name="Text_20_body">The <text:span text:style-name="Source_20_Text">clutchTests</text:span> property can also be used to guarantee the order of a set of synchronous unit tests, or to create a mix of synchronous and asynchronous tests, which again will be run in the specified order. If Clutch finds the <text:span text:style-name="Source_20_Text">clutchTests</text:span> property in your test object, it will not look for the traditional <text:span text:style-name="Source_20_Text">test</text:span><text:span text:style-name="Italics">xxx</text:span> functions.</text:p>
      <text:p text:style-name="Text_20_body">In the following example a set of synchronous tests are executed in the specified order:</text:p>
      <text:p text:style-name="Preformatted_20_Text"><text:s text:c="2"/>function createUnitTests() {<text:line-break/><text:line-break/> <text:s text:c="3"/>return clutch.test.unit('Assertion Tests', {<text:line-break/><text:line-break/> <text:s text:c="5"/>clutchTests: [<text:line-break/> <text:s text:c="7"/>{ func: 'logTest', callbacks: null },<text:line-break/> <text:s text:c="7"/>{ func: 'passTest', callbacks: null },<text:line-break/> <text:s text:c="7"/>{ func: 'failTest', callbacks: null },<text:line-break/> <text:s text:c="7"/>{ func: 'errorTest', callbacks: null },<text:line-break/> <text:s text:c="7"/>{ func: 'assertTest', callbacks: null }<text:line-break/> <text:s text:c="5"/>],<text:line-break/><text:line-break/> <text:s text:c="5"/>logTest: function () {<text:line-break/> <text:s text:c="7"/>// ...<text:line-break/> <text:s text:c="5"/>},<text:line-break/><text:line-break/> <text:s text:c="5"/>// other tests here<text:line-break/><text:line-break/> <text:s text:c="3"/>}, 1000);<text:line-break/> <text:s/>}</text:p>
      <text:p text:style-name="Text_20_body">See also <text:span text:style-name="Source_20_Text">/Frizione/projects/clutch/src/tests/unit-test-tests.js </text:span>for an example of synchronous unit test code, and <text:s/><text:span text:style-name="Source_20_Text">/Frizione/projects/clutch/src/tests/gears/xhr-tests.js</text:span> for example asynchronous unit test code.</text:p>
      <text:p text:style-name="Heading_20_4">Creating Your Own Projects</text:p>
      <text:p text:style-name="Text_20_body">Clutch lives a quiet life in a shady Subversion repository. Unfortunately this can make adding your own code to the Clutch framework difficult and potentially dangerous. However, from version 0.2 onwards, Clutch provides a <text:span text:style-name="Source_20_Text">/projects</text:span> directory in which you can safely store your own JavaScript code, and keep it under the loving care of your own Subversion repository, while still being able to update both your own code, and Clutch itself. The Clutch library is also stored in the <text:span text:style-name="Source_20_Text">/projects/clutch</text:span> directory. Whether this can be considered a form of bootstrapping or dog food consumption is a matter of opinion.</text:p>
      <text:p text:style-name="Text_20_body"><text:soft-page-break/>Connecting your project to Clutch is relatively simple:</text:p>
      <text:list text:style-name="List_20_1">
        <text:list-item>
          <text:p text:style-name="P1">add a directory for your project under <text:span text:style-name="Source_20_Text">/projects</text:span>,</text:p>
        </text:list-item>
        <text:list-item>
          <text:p text:style-name="P1">create a <text:span text:style-name="Source_20_Text">clutch.json</text:span> file in that folder.</text:p>
        </text:list-item>
      </text:list>
      <text:p text:style-name="Text_20_body">The <text:span text:style-name="Source_20_Text">clutch.json</text:span> file contains the project name, and links to your project's principal directories. The following is the clutch project <text:span text:style-name="Source_20_Text">clutch.json</text:span> file:</text:p>
      <text:p text:style-name="Preformatted_20_Text"><text:s text:c="2"/>{<text:line-break/> <text:s text:c="3"/>"name": <text:s text:c="2"/>"Frizione – Clutch",<text:line-break/> <text:s text:c="3"/>"home": <text:s text:c="2"/>"/projects/clutch/",<text:line-break/> <text:s text:c="3"/>"joins": <text:s/>"/projects/clutch/joins/",<text:line-break/> <text:s text:c="3"/>"jslint": "/projects/clutch/jslint/",<text:line-break/> <text:s text:c="3"/>"tests": <text:s/>"/projects/clutch/tests/"<text:line-break/> <text:s/>}</text:p>
      <text:p text:style-name="Text_20_body">Once you have added this file, you should see your project name listed under “Clutch Controlled Projects” in the home page (<text:span text:style-name="Source_20_Text">http://clutch.syger.it/</text:span>).</text:p>
      <text:p text:style-name="Text_20_body">See <text:span text:style-name="Source_20_Text">/Frizione/projects/clutch</text:span> for an example of creating an external project.</text:p>
      <text:p text:style-name="Heading_20_4">Using Clutch</text:p>
      <text:p text:style-name="Text_20_body">With the Clutch web application running, open your browser and type the pseudo domain root address <text:span text:style-name="Source_20_Text">http://clutch.syger.it/</text:span>, you should then see the Clutch home page.</text:p>
      <text:h text:style-name="Heading_20_5" text:outline-level="5">The Home Page</text:h>
      <text:p text:style-name="Text_20_body_20_centred"><draw:frame draw:style-name="fr1" draw:name="graphics1" text:anchor-type="as-char" svg:width="10.158cm" svg:height="10.599cm" draw:z-index="2"><draw:image xlink:href="../Images/home.png" xlink:type="simple" xlink:show="embed" xlink:actuate="onLoad"/>
    </draw:frame></text:p>
      <text:p text:style-name="Text_20_body">The home page provides acces to the principal static HTML pages. You can add your own links as desired for your own projects.</text:p>
      <text:h text:style-name="Heading_20_5" text:outline-level="5"><text:soft-page-break/>The JSLint Page</text:h>
      <text:p text:style-name="Text_20_body_20_centred"><draw:frame draw:style-name="fr1" draw:name="graphics2" text:anchor-type="as-char" svg:width="10.158cm" svg:height="11.785cm" draw:z-index="3"><draw:image xlink:href="../Images/jslint.png" xlink:type="simple" xlink:show="embed" xlink:actuate="onLoad"/>
    </draw:frame></text:p>
      <text:p text:style-name="Text_20_body">The main JSLint page provides links both for the creation of static JSLint pages, and for running JSLint on the JavaScript code. Each page loads the latest version of the JavaScript code, and so can be used to check modifications 'on the fly'. You may need to refresh the page (usually <text:span text:style-name="Source_20_Text">F5</text:span>).</text:p>
      <text:p text:style-name="Text_20_body_20_centred"><draw:frame draw:style-name="fr1" draw:name="graphics3" text:anchor-type="as-char" svg:width="10.158cm" svg:height="3.623cm" draw:z-index="4"><draw:image xlink:href="../Images/jslint-generated.png" xlink:type="simple" xlink:show="embed" xlink:actuate="onLoad"/>
    </draw:frame></text:p>
      <text:p text:style-name="Text_20_body">The generation of a static JSLint HTML page gives a results page which also contains a link to the newly created page.</text:p>
      <text:p text:style-name="Text_20_body_20_centred"><text:soft-page-break/><draw:frame draw:style-name="fr1" draw:name="graphics4" text:anchor-type="as-char" svg:width="10.125cm" svg:height="17.881cm" draw:z-index="5"><draw:image xlink:href="../Images/jslint-page-final.png" xlink:type="simple" xlink:show="embed" xlink:actuate="onLoad"/>
    </draw:frame></text:p>
      <text:p text:style-name="Text_20_body">The JSLint static HTML page when first loaded. Click on the '<text:span text:style-name="Source_20_Text">JSLint</text:span>' button to see the results. Refresh the page if you change your JavaScript source code.</text:p>
      <text:p text:style-name="Text_20_body_20_centred"><text:soft-page-break/><draw:frame draw:style-name="fr1" draw:name="graphics5" text:anchor-type="as-char" svg:width="10.125cm" svg:height="23.703cm" draw:z-index="6"><draw:image xlink:href="../Images/jslint-result-final.png" xlink:type="simple" xlink:show="embed" xlink:actuate="onLoad"/>
    </draw:frame></text:p>
      <text:p text:style-name="Text_20_body">The JSLint static HTML page after the '<text:span text:style-name="Source_20_Text">JSLint</text:span>' button has been pressed (note that the results have been truncated to fit on the page). Error messages are shown in a shocking pink, probably to encourage you to correct them.</text:p>
      <text:h text:style-name="Heading_20_5" text:outline-level="5"><text:soft-page-break/>The Join/Compress Page</text:h>
      <text:p text:style-name="Text_20_body_20_centred"><draw:frame draw:style-name="fr2" draw:name="graphics6" text:anchor-type="as-char" svg:y="-10.804cm" svg:width="10.158cm" svg:height="12.801cm" draw:z-index="7"><draw:image xlink:href="../Images/join-compress.png" xlink:type="simple" xlink:show="embed" xlink:actuate="onLoad"/>
    </draw:frame></text:p>
      <text:p text:style-name="Text_20_body">The main Join/Compress HTML page provides links for the joining (concatenation) or compression of the principal JavaScript files that make up Clutch.</text:p>
      <text:p text:style-name="Text_20_body_20_centred"><draw:frame draw:style-name="fr1" draw:name="graphics10" text:anchor-type="as-char" svg:width="10.158cm" svg:height="4.131cm" draw:z-index="8"><draw:image xlink:href="../Images/join-result.png" xlink:type="simple" xlink:show="embed" xlink:actuate="onLoad"/>
    </draw:frame></text:p>
      <text:p text:style-name="Text_20_body">Each Join command produces a results page indicating the number of bytes in the final JavaScript file.</text:p>
      <text:p text:style-name="Text_20_body_20_centred"><draw:frame draw:style-name="fr1" draw:name="graphics8" text:anchor-type="as-char" svg:width="10.158cm" svg:height="4.639cm" draw:z-index="9"><draw:image xlink:href="../Images/compress-result.png" xlink:type="simple" xlink:show="embed" xlink:actuate="onLoad"/>
    </draw:frame></text:p>
      <text:p text:style-name="Text_20_body">Each Compress command produces a results page indicating both the <text:soft-page-break/>original JavaScript file byte size, and the compressed JavaScript file byte size.</text:p>
      <text:h text:style-name="Heading_20_5" text:outline-level="5">The Unit Tests Page</text:h>
      <text:p text:style-name="Text_20_body_20_centred"><draw:frame draw:style-name="fr1" draw:name="graphics7" text:anchor-type="as-char" svg:width="10.158cm" svg:height="7.11cm" draw:z-index="10"><draw:image xlink:href="../Images/unit-tests.png" xlink:type="simple" xlink:show="embed" xlink:actuate="onLoad"/>
    </draw:frame></text:p>
      <text:p text:style-name="Text_20_body">The main Unit Test page provides links both for the creation of the static HTML test pages, and for running or viewing the results.</text:p>
      <text:p text:style-name="Text_20_body_20_centred"><draw:frame draw:style-name="fr1" draw:name="graphics12" text:anchor-type="as-char" svg:width="10.158cm" svg:height="5.216cm" draw:z-index="11"><draw:image xlink:href="../Images/unit-tests-join-results.png" xlink:type="simple" xlink:show="embed" xlink:actuate="onLoad"/>
    </draw:frame></text:p>
      <text:p text:style-name="Text_20_body">Each test page creation command produces a results page with links to the run test page, and the view test results page. In this example the JavaScript file was also joined (concatenated).</text:p>
      <text:p text:style-name="Text_20_body_20_centred"><draw:frame draw:style-name="fr1" draw:name="graphics13" text:anchor-type="as-char" svg:width="10.158cm" svg:height="4.673cm" draw:z-index="12"><draw:image xlink:href="../Images/unit-tests-as-is-results.png" xlink:type="simple" xlink:show="embed" xlink:actuate="onLoad"/>
    </draw:frame></text:p>
      <text:p text:style-name="Text_20_body">This example uses the JavaScript file 'as-is', again producing run tests and view results links.</text:p>
      <text:p text:style-name="Text_20_body_20_centred"><text:soft-page-break/><draw:frame draw:style-name="fr1" draw:name="graphics14" text:anchor-type="as-char" svg:width="10.158cm" svg:height="3.623cm" draw:z-index="13"><draw:image xlink:href="../Images/unit-tests-run.png" xlink:type="simple" xlink:show="embed" xlink:actuate="onLoad"/>
    </draw:frame></text:p>
      <text:p text:style-name="Text_20_body">The run test page will start running the unit tests automatically. Once the tests have been completed (and the results stored as a JSON file) the link to the view results page is displayed.</text:p>
      <text:p text:style-name="Text_20_body_20_centred"><draw:frame draw:style-name="fr1" draw:name="graphics11" text:anchor-type="as-char" svg:width="10.126cm" svg:height="18.526cm" draw:z-index="0"><draw:image xlink:href="../Images/unit-tests-display-final.png" xlink:type="simple" xlink:show="embed" xlink:actuate="onLoad"/>
    </draw:frame></text:p>
      <text:p text:style-name="Text_20_body">The unit test results page displays the results (read from the intermediary JSON file). Errors and failures are displayed in separate lists.</text:p>
      <text:h text:style-name="Heading_20_5" text:outline-level="5"><text:soft-page-break/>Documentation</text:h>
      <text:p text:style-name="Text_20_body_20_centred"><draw:frame draw:style-name="fr1" draw:name="graphics9" text:anchor-type="as-char" svg:width="10.091cm" svg:height="15.78cm" draw:z-index="1"><draw:image xlink:href="../Images/documentation.png" xlink:type="simple" xlink:show="embed" xlink:actuate="onLoad"/>
    </draw:frame></text:p>
      <text:p text:style-name="Text_20_body">This document is also available from within the Clutch web application.</text:p>
      <text:p text:style-name="Heading_20_4">Third Party Software</text:p>
      <text:p text:style-name="Text_20_body">Clutch stands on the shoulders of giants. There are three important JavaScript files used by Clutch; JSLint, JSON, and Prototype. All thre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pan text:style-name="Source_20_Text">escapable</text:span> were converted to string syntax format (at about line 180).</text:p>
      <text:p text:style-name="Text_20_body"><text:soft-page-break/>In order to run within a <text:a xlink:type="simple" xlink:href="http://code.google.com/apis/gears/api_workerpool.html"><text:span text:style-name="Internet_20_Hyperlink">WorkerPool</text:span></text:a>, the <text:span text:style-name="Source_20_Text">eval(text)</text:span> call is replaced with a <text:span text:style-name="Source_20_Text">new Function(text)()</text:span> statement (at about line 456).</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Frizione - Clutch</dc:title>
    <meta:initial-creator>John Leach</meta:initial-creator>
    <meta:creation-date>2007-01-08T11:39:03</meta:creation-date>
    <dc:creator>John Leach</dc:creator>
    <dc:date>2008-06-18T23:05:37</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52</meta:editing-cycles>
    <meta:editing-duration>P13DT10H40M7S</meta:editing-duration>
    <meta:user-defined meta:name="Info 1"/>
    <meta:user-defined meta:name="Info 2"/>
    <meta:user-defined meta:name="Info 3"/>
    <meta:user-defined meta:name="Info 4"/>
    <meta:document-statistic meta:table-count="4" meta:image-count="14" meta:object-count="0" meta:page-count="20" meta:paragraph-count="245" meta:word-count="4207" meta:character-count="27602"/>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